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Preformatted_20_Text">
      <style:text-properties officeooo:rsid="0017db3d" officeooo:paragraph-rsid="0017db3d"/>
    </style:style>
    <style:style style:name="P3" style:family="paragraph" style:parent-style-name="Standard">
      <style:text-properties officeooo:rsid="00151a82" officeooo:paragraph-rsid="0017db3d"/>
    </style:style>
    <style:style style:name="P4" style:family="paragraph" style:parent-style-name="Standard">
      <style:text-properties officeooo:rsid="0017db3d" officeooo:paragraph-rsid="00151a82"/>
    </style:style>
    <style:style style:name="P5" style:family="paragraph" style:parent-style-name="Table_20_Contents">
      <style:text-properties officeooo:rsid="0017db3d" officeooo:paragraph-rsid="0017db3d"/>
    </style:style>
    <style:style style:name="P6" style:family="paragraph" style:parent-style-name="Table_20_Contents">
      <style:text-properties officeooo:rsid="001ead10" officeooo:paragraph-rsid="001ead10"/>
    </style:style>
    <style:style style:name="P7" style:family="paragraph" style:parent-style-name="Table_20_Contents">
      <style:text-properties officeooo:paragraph-rsid="00206191"/>
    </style:style>
    <style:style style:name="P8" style:family="paragraph" style:parent-style-name="Table_20_Contents">
      <style:text-properties fo:font-weight="bold" officeooo:rsid="0017db3d" officeooo:paragraph-rsid="0017db3d" style:font-weight-asian="bold" style:font-weight-complex="bold"/>
    </style:style>
    <style:style style:name="P9" style:family="paragraph" style:parent-style-name="Table_20_Contents">
      <style:text-properties officeooo:rsid="0025da64" officeooo:paragraph-rsid="0025da64"/>
    </style:style>
    <style:style style:name="P10" style:family="paragraph" style:parent-style-name="Table_20_Contents">
      <style:text-properties officeooo:rsid="0025da64" officeooo:paragraph-rsid="0031de81"/>
    </style:style>
    <style:style style:name="P11" style:family="paragraph" style:parent-style-name="Table_20_Contents">
      <style:text-properties officeooo:rsid="002c6faf" officeooo:paragraph-rsid="002c6faf"/>
    </style:style>
    <style:style style:name="P12" style:family="paragraph" style:parent-style-name="Table_20_Contents">
      <style:text-properties officeooo:rsid="002deea2" officeooo:paragraph-rsid="002deea2"/>
    </style:style>
    <style:style style:name="P13" style:family="paragraph" style:parent-style-name="Table_20_Contents">
      <style:text-properties officeooo:rsid="00311c58" officeooo:paragraph-rsid="00311c58"/>
    </style:style>
    <style:style style:name="P14" style:family="paragraph" style:parent-style-name="Table_20_Contents">
      <style:text-properties officeooo:rsid="0037ff2d" officeooo:paragraph-rsid="0037ff2d"/>
    </style:style>
    <style:style style:name="P15" style:family="paragraph" style:parent-style-name="Table_20_Contents">
      <style:text-properties officeooo:rsid="0038e450" officeooo:paragraph-rsid="0038e450"/>
    </style:style>
    <style:style style:name="P16" style:family="paragraph" style:parent-style-name="Table_20_Contents">
      <style:text-properties officeooo:rsid="003dc48d" officeooo:paragraph-rsid="003dc48d"/>
    </style:style>
    <style:style style:name="P17" style:family="paragraph" style:parent-style-name="Table_20_Contents">
      <style:text-properties officeooo:rsid="00417934" officeooo:paragraph-rsid="00417934"/>
    </style:style>
    <style:style style:name="P18" style:family="paragraph" style:parent-style-name="Table_20_Contents">
      <style:text-properties officeooo:rsid="0043630a" officeooo:paragraph-rsid="0043630a"/>
    </style:style>
    <style:style style:name="P19" style:family="paragraph" style:parent-style-name="Table_20_Contents">
      <style:text-properties officeooo:rsid="0045092f" officeooo:paragraph-rsid="0045092f"/>
    </style:style>
    <style:style style:name="P20" style:family="paragraph" style:parent-style-name="Table_20_Contents">
      <style:text-properties officeooo:rsid="0047ba99" officeooo:paragraph-rsid="0047ba99"/>
    </style:style>
    <style:style style:name="P21" style:family="paragraph" style:parent-style-name="Table_20_Contents">
      <style:text-properties officeooo:rsid="00487111" officeooo:paragraph-rsid="00487111"/>
    </style:style>
    <style:style style:name="P22" style:family="paragraph" style:parent-style-name="Table_20_Contents">
      <style:text-properties officeooo:rsid="0049bc3f" officeooo:paragraph-rsid="0049bc3f"/>
    </style:style>
    <style:style style:name="P23" style:family="paragraph" style:parent-style-name="Table_20_Contents">
      <style:text-properties officeooo:rsid="004ed25d" officeooo:paragraph-rsid="004ed25d"/>
    </style:style>
    <style:style style:name="P24" style:family="paragraph" style:parent-style-name="Table_20_Contents">
      <style:text-properties officeooo:rsid="0051789c" officeooo:paragraph-rsid="0051789c"/>
    </style:style>
    <style:style style:name="P25" style:family="paragraph" style:parent-style-name="Table_20_Contents">
      <style:text-properties officeooo:rsid="0053147c" officeooo:paragraph-rsid="0053147c"/>
    </style:style>
    <style:style style:name="T1" style:family="text">
      <style:text-properties fo:color="#c0c0c0" loext:opacity="100%"/>
    </style:style>
    <style:style style:name="T2" style:family="text">
      <style:text-properties fo:color="#00677c" loext:opacity="100%"/>
    </style:style>
    <style:style style:name="T3" style:family="text">
      <style:text-properties fo:color="#00677c" loext:opacity="100%" officeooo:rsid="001ead10"/>
    </style:style>
    <style:style style:name="T4" style:family="text">
      <style:text-properties fo:color="#00677c" loext:opacity="100%" officeooo:rsid="0029b7b5"/>
    </style:style>
    <style:style style:name="T5" style:family="text">
      <style:text-properties fo:color="#00677c" loext:opacity="100%" officeooo:rsid="002b035a"/>
    </style:style>
    <style:style style:name="T6" style:family="text">
      <style:text-properties fo:color="#008000" loext:opacity="100%"/>
    </style:style>
    <style:style style:name="T7" style:family="text">
      <style:text-properties fo:color="#008000" loext:opacity="100%" officeooo:rsid="00332369"/>
    </style:style>
    <style:style style:name="T8" style:family="text">
      <style:text-properties fo:color="#800000" loext:opacity="100%"/>
    </style:style>
    <style:style style:name="T9" style:family="text">
      <style:text-properties officeooo:rsid="001ead1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f3ae7" style:font-weight-asian="bold" style:font-weight-complex="bold"/>
    </style:style>
    <style:style style:name="T12" style:family="text">
      <style:text-properties fo:font-weight="bold" officeooo:rsid="00313906" style:font-weight-asian="bold" style:font-weight-complex="bold"/>
    </style:style>
    <style:style style:name="T13" style:family="text">
      <style:text-properties fo:font-weight="bold" officeooo:rsid="00417934" style:font-weight-asian="bold" style:font-weight-complex="bold"/>
    </style:style>
    <style:style style:name="T14" style:family="text">
      <style:text-properties officeooo:rsid="00206191"/>
    </style:style>
    <style:style style:name="T15" style:family="text">
      <style:text-properties officeooo:rsid="0021a289"/>
    </style:style>
    <style:style style:name="T16" style:family="text">
      <style:text-properties officeooo:rsid="00239eca"/>
    </style:style>
    <style:style style:name="T17" style:family="text">
      <style:text-properties officeooo:rsid="0024b861"/>
    </style:style>
    <style:style style:name="T18" style:family="text">
      <style:text-properties officeooo:rsid="0031de81"/>
    </style:style>
    <style:style style:name="T19" style:family="text">
      <style:text-properties officeooo:rsid="003259a1"/>
    </style:style>
    <style:style style:name="T20" style:family="text">
      <style:text-properties officeooo:rsid="00351f0e"/>
    </style:style>
    <style:style style:name="T21" style:family="text">
      <style:text-properties officeooo:rsid="0038d2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3f3945" style:font-weight-asian="normal" style:font-weight-complex="normal"/>
    </style:style>
    <style:style style:name="T24" style:family="text">
      <style:text-properties officeooo:rsid="0040db11"/>
    </style:style>
    <style:style style:name="T25" style:family="text">
      <style:text-properties officeooo:rsid="00417934"/>
    </style:style>
    <style:style style:name="T26" style:family="text">
      <style:text-properties officeooo:rsid="004c7d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8">Description du test</text:p>
          </table:table-cell>
          <table:table-cell table:style-name="Tableau1.B1" office:value-type="string">
            <text:p text:style-name="P8">Validation</text:p>
          </table:table-cell>
        </table:table-row>
        <table:table-row>
          <table:table-cell table:style-name="Tableau1.A2" office:value-type="string">
            <text:p text:style-name="P3">Lors de la première connexion, les données de configuration du serveur et du client sont bien enregistrées.</text:p>
          </table:table-cell>
          <table:table-cell table:style-name="Tableau1.B2" office:value-type="string">
            <text:p text:style-name="P5">OK </text:p>
            <text:p text:style-name="P2"><text:span text:style-name="T2">qDebug</text:span>()<text:span text:style-name="T1"> </text:span><text:span text:style-name="T2">&lt;&lt;</text:span><text:span text:style-name="T1"> </text:span><text:span text:style-name="T6">"Hostname du serveur : "</text:span><text:span text:style-name="T1"> </text:span><text:span text:style-name="T2">+</text:span><text:span text:style-name="T1"> </text:span><text:span text:style-name="T8">settings</text:span>.<text:span text:style-name="T2">value</text:span>(<text:span text:style-name="T2">REGISTRY_KEY_SERVER_HOSTNAME</text:span>).<text:span text:style-name="T2">toString</text:span>();</text:p>
            <text:p text:style-name="P2"/>
            <text:p text:style-name="P1"><text:span text:style-name="T2">qDebug</text:span>()<text:span text:style-name="T1"> </text:span>&lt;&lt;<text:span text:style-name="T1"> </text:span><text:span text:style-name="T6">"Nom</text:span><text:span text:style-name="T1"> </text:span><text:span text:style-name="T6">d'utilisateur</text:span><text:span text:style-name="T1"> </text:span><text:span text:style-name="T6">pour</text:span><text:span text:style-name="T1"> </text:span><text:span text:style-name="T6">accéder</text:span><text:span text:style-name="T1"> </text:span><text:span text:style-name="T6">au</text:span><text:span text:style-name="T1"> </text:span><text:span text:style-name="T6">serveur</text:span><text:span text:style-name="T1"> </text:span><text:span text:style-name="T6">:</text:span><text:span text:style-name="T1"> </text:span><text:span text:style-name="T6">"</text:span><text:span text:style-name="T1"> </text:span>+<text:span text:style-name="T1"> </text:span><text:span text:style-name="T8">settings</text:span>.<text:span text:style-name="T2">value</text:span>(<text:span text:style-name="T2">REGISTRY_KEY_SERVER_USERNAME</text:span>).<text:span text:style-name="T2">toString</text:span>();</text:p>
            <text:p text:style-name="P1"/>
            <text:p text:style-name="P1"><text:span text:style-name="T2">qDebug</text:span>()<text:span text:style-name="T1"> </text:span><text:span text:style-name="T2">&lt;&lt;</text:span><text:span text:style-name="T1"> </text:span><text:span text:style-name="T6">"Chemin du répertoire de sauvegarde quotidienne sur le serveur : "</text:span><text:span text:style-name="T1"> </text:span><text:span text:style-name="T2">+</text:span><text:span text:style-name="T1"> </text:span><text:span text:style-name="T8">settings</text:span>.<text:span text:style-name="T2">value</text:span>(<text:span text:style-name="T2">REGISTRY_KEY_SERVER_DAILY</text:span>).<text:span text:style-name="T2">toString</text:span>();</text:p>
            <text:p text:style-name="P1"/>
            <text:p text:style-name="P1"><text:span text:style-name="T2">qDebug</text:span>()<text:span text:style-name="T1"> </text:span><text:span text:style-name="T2">&lt;&lt;</text:span><text:span text:style-name="T1"> </text:span><text:span text:style-name="T6">"Chemin du répertoire de sauvegarde sur le serveur : "</text:span><text:span text:style-name="T1"> </text:span><text:span text:style-name="T2">+</text:span><text:span text:style-name="T1"> </text:span><text:span text:style-name="T8">settings</text:span>.<text:span text:style-name="T2">value</text:span>(<text:span text:style-name="T2">REGISTRY_KEY_CLIENT_BACKUP</text:span>).<text:span text:style-name="T2">toString</text:span>();</text:p>
            <text:p text:style-name="P1"/>
            <text:p text:style-name="P1"><text:span text:style-name="T2">qDebug</text:span>()<text:span text:style-name="T1"> </text:span><text:span text:style-name="T2">&lt;&lt;</text:span><text:span text:style-name="T1"> </text:span><text:span text:style-name="T6">"Chemin du répertoire de sauvegarde du client : "</text:span><text:span text:style-name="T1"> </text:span><text:span text:style-name="T2">+</text:span><text:span text:style-name="T1"> </text:span><text:span text:style-name="T8">settings</text:span>.<text:span text:style-name="T2">value</text:span>(<text:span text:style-name="T2">REGISTRY_KEY_CLIENT_BACKUP</text:span>).<text:span text:style-name="T2">toString</text:span>();</text:p>
            <text:p text:style-name="P1"/>
            <text:p text:style-name="P1"><text:span text:style-name="T2">qDebug</text:span>()<text:span text:style-name="T1"> </text:span><text:span text:style-name="T2">&lt;&lt;</text:span><text:span text:style-name="T1"> </text:span><text:span text:style-name="T6">"Clé SSH </text:span><text:span text:style-name="T7">privée</text:span><text:span text:style-name="T6"> du client : "</text:span><text:span text:style-name="T1"> </text:span><text:span text:style-name="T2">+</text:span><text:span text:style-name="T1"> </text:span><text:span text:style-name="T8">settings</text:span>.<text:span text:style-name="T2">value</text:span>(<text:span text:style-name="T2">REGISTRY_KEY_CLIENT_KEY</text:span>).<text:span text:style-name="T2">toString</text:span>();</text:p>
            <text:p text:style-name="P1"/>
            <text:p text:style-name="P1">----------------------------------------</text:p>
            <text:p text:style-name="P1"/>
            <text:p text:style-name="P1">"Hostname du serveur : 139.99.157.74"</text:p>
            <text:p text:style-name="P1"/>
            <text:p text:style-name="P1">"Nom d'utilisateur pour accéder au serveur : linus"</text:p>
            <text:p text:style-name="P1"/>
            <text:p text:style-name="P1">"Chemin du répertoire de sauvegarde quotidienne sur le serveur : /home/linus/DAILY_BACKUP/"</text:p>
            <text:p text:style-name="P1"/>
            <text:p text:style-name="P1">"Chemin du répertoire de sauvegarde du client : /home/linus/Documents/BACKUP"</text:p>
            <text:p text:style-name="P1"/>
            <text:p text:style-name="P1">"Chemin du répertoire de sauvegarde sur le serveur : /home/linus/Documents/BACKUP"</text:p>
            <text:p text:style-name="P1"/>
            <text:p text:style-name="P1">"Clé SSH <text:span text:style-name="T20">privée</text:span> du client : /home/linus/.ssh/id_rsa"</text:p>
          </table:table-cell>
        </table:table-row>
        <table:table-row>
          <table:table-cell table:style-name="Tableau1.A2" office:value-type="string">
            <text:p text:style-name="P6">Toutes les données de configuration du serveur peuvent être modifiées depuis l’interface graphique grâce aux boutons <text:span text:style-name="T10">Change Server Hostname, Change Server Username, Change </text:span><text:soft-page-break/><text:span text:style-name="T10">Server DailyBackup Path, Change Server Backup Path</text:span></text:p>
          </table:table-cell>
          <table:table-cell table:style-name="Tableau1.B2" office:value-type="string">
            <text:p text:style-name="P6">OK vérifié avec <text:span text:style-name="T2">qDebug</text:span>()<text:span text:style-name="T1"> </text:span></text:p>
          </table:table-cell>
        </table:table-row>
        <table:table-row>
          <table:table-cell table:style-name="Tableau1.A2" office:value-type="string">
            <text:p text:style-name="P6">Toutes les données de configuration du client peuvent être modifiées depuis l’interface graphique grâce aux boutons <text:span text:style-name="T11">Change Client Backup Path, Change Client SSH Key Path</text:span></text:p>
          </table:table-cell>
          <table:table-cell table:style-name="Tableau1.B2" office:value-type="string">
            <text:p text:style-name="P6">OK vérifié avec <text:span text:style-name="T2">qDebug</text:span>()</text:p>
          </table:table-cell>
        </table:table-row>
        <table:table-row>
          <table:table-cell table:style-name="Tableau1.A2" office:value-type="string">
            <text:p text:style-name="P7"><text:span text:style-name="T14">Le bouton </text:span><text:span text:style-name="T12">SOFT RESET</text:span><text:span text:style-name="T14"> </text:span><text:span text:style-name="T15">assigne la valeur </text:span><text:span text:style-name="T16">False </text:span><text:span text:style-name="T17">à</text:span><text:span text:style-name="T15"> </text:span><text:span text:style-name="T2">REGISTRY_KEY_EXISTS </text:span><text:span text:style-name="T4">et redémarre le logiciel </text:span><text:span text:style-name="T5">pour procéder à une nouvelle configuration</text:span></text:p>
          </table:table-cell>
          <table:table-cell table:style-name="Tableau1.B2" office:value-type="string">
            <text:p text:style-name="P9">OK <text:span text:style-name="T9">vérifié avec </text:span><text:span text:style-name="T3">qDebug</text:span><text:span text:style-name="T9">()</text:span></text:p>
          </table:table-cell>
        </table:table-row>
        <table:table-row>
          <table:table-cell table:style-name="Tableau1.A2" office:value-type="string">
            <text:p text:style-name="P11">Suite à un reset, le logiciel demande une nouvelle configuration.</text:p>
          </table:table-cell>
          <table:table-cell table:style-name="Tableau1.B2" office:value-type="string">
            <text:p text:style-name="P12">OK <text:span text:style-name="T19">vérifié </text:span><text:span text:style-name="T18">sur l’interface graphique</text:span></text:p>
          </table:table-cell>
        </table:table-row>
        <table:table-row>
          <table:table-cell table:style-name="Tableau1.A2" office:value-type="string">
            <text:p text:style-name="P13">Le bouton <text:span text:style-name="T10">HARD RESET </text:span>efface toutes les données de configuration.</text:p>
          </table:table-cell>
          <table:table-cell table:style-name="Tableau1.B2" office:value-type="string">
            <text:p text:style-name="P10">OK <text:span text:style-name="T9">vérifié avec </text:span><text:span text:style-name="T3">qDebug</text:span><text:span text:style-name="T9">()</text:span></text:p>
          </table:table-cell>
        </table:table-row>
        <table:table-row>
          <table:table-cell table:style-name="Tableau1.A2" office:value-type="string">
            <text:p text:style-name="P14">Le bouton <text:span text:style-name="T10">SEARCH</text:span> ouvre le dossier du serveur en sftp dans nautilus / <text:span text:style-name="T21">le gestionnaire de fichier sur mac os.</text:span></text:p>
          </table:table-cell>
          <table:table-cell table:style-name="Tableau1.B2" office:value-type="string">
            <text:p text:style-name="P15">OK vérifié sur l’interface graphique</text:p>
          </table:table-cell>
        </table:table-row>
        <table:table-row>
          <table:table-cell table:style-name="Tableau1.A2" office:value-type="string">
            <text:p text:style-name="P16">Le bouton <text:span text:style-name="T13">MANUAL</text:span><text:span text:style-name="T25"> </text:span><text:span text:style-name="T10">SYNC </text:span><text:span text:style-name="T22">synchronise les fichiers et sauvegarde les logs de la commande rsync dans un fichier rsync.log. </text:span><text:span text:style-name="T23">Il affiche un historique du transfer de fichier en temps réel qui peut être fermé.</text:span></text:p>
          </table:table-cell>
          <table:table-cell table:style-name="Tableau1.B2" office:value-type="string">
            <text:p text:style-name="P16">OK vérifié dans le gestionnaire de fichier et sur le serveur. <text:span text:style-name="T24">La fenêtre historique s’affiche correctement.</text:span></text:p>
          </table:table-cell>
        </table:table-row>
        <table:table-row>
          <table:table-cell table:style-name="Tableau1.A2" office:value-type="string">
            <text:p text:style-name="P17">Le bouton <text:span text:style-name="T10">Log </text:span><text:span text:style-name="T22">ouvre l’historique des transferts dans un mousepad.</text:span></text:p>
          </table:table-cell>
          <table:table-cell table:style-name="Tableau1.B2" office:value-type="string">
            <text:p text:style-name="P18">OK vérifié sur l’interface graphique.</text:p>
          </table:table-cell>
        </table:table-row>
        <table:table-row>
          <table:table-cell table:style-name="Tableau1.A2" office:value-type="string">
            <text:p text:style-name="P19">Une sauvegarde automatique est effectuée tous les jours à 3 heures du matin.</text:p>
          </table:table-cell>
          <table:table-cell table:style-name="Tableau1.B2" office:value-type="string">
            <text:p text:style-name="P19">Pas encore vérifié.</text:p>
          </table:table-cell>
        </table:table-row>
        <table:table-row>
          <table:table-cell table:style-name="Tableau1.A2" office:value-type="string">
            <text:p text:style-name="P20">Le logiciel se ferme correctement lorsque qu’on appuie sur l’icône croix.</text:p>
          </table:table-cell>
          <table:table-cell table:style-name="Tableau1.B2" office:value-type="string">
            <text:p text:style-name="P20">PAS OK – problème à régler.</text:p>
          </table:table-cell>
        </table:table-row>
        <table:table-row>
          <table:table-cell table:style-name="Tableau1.A2" office:value-type="string">
            <text:p text:style-name="P21">Les transferts interrompus sont corrigés.</text:p>
          </table:table-cell>
          <table:table-cell table:style-name="Tableau1.B2" office:value-type="string">
            <text:p text:style-name="P22">PAS OK – problème de sauvegarde <text:span text:style-name="T26">avec rsync.</text:span></text:p>
          </table:table-cell>
        </table:table-row>
        <table:table-row>
          <table:table-cell table:style-name="Tableau1.A2" office:value-type="string">
            <text:p text:style-name="P23">La synchronisation de gros fichiers fonctionne.</text:p>
          </table:table-cell>
          <table:table-cell table:style-name="Tableau1.B2" office:value-type="string">
            <text:p text:style-name="P23">OK testé avec un film.</text:p>
          </table:table-cell>
        </table:table-row>
        <table:table-row>
          <table:table-cell table:style-name="Tableau1.A2" office:value-type="string">
            <text:p text:style-name="P24">La supression de fichiers côté client n’entraine pas une supression côté serveur.</text:p>
          </table:table-cell>
          <table:table-cell table:style-name="Tableau1.B2" office:value-type="string">
            <text:p text:style-name="P25">OK testé côté serveu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3:05:36.122175272</meta:creation-date>
    <meta:generator>LibreOffice/7.3.7.2$Linux_X86_64 LibreOffice_project/30$Build-2</meta:generator>
    <dc:date>2023-05-16T15:53:27.314986745</dc:date>
    <meta:editing-duration>PT2H47M32S</meta:editing-duration>
    <meta:editing-cycles>45</meta:editing-cycles>
    <meta:document-statistic meta:table-count="1" meta:image-count="0" meta:object-count="0" meta:page-count="2" meta:paragraph-count="43" meta:word-count="424" meta:character-count="3041" meta:non-whitespace-character-count="2656"/>
  </office:meta>
</office:document-meta>
</file>